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47-2014</text:span></text:span></text:p>
      <text:p text:style-name="P14">ACTA DE INICIO DE PROCEDIMIENTO</text:p>
      <text:p text:style-name="P15"/>
      <text:p text:style-name="P16"><text:span text:style-name="T17">Siendo las (hora),del día doce (12) de Agost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48-2014</text:span><text:span text:style-name="T18"> </text:span><text:span text:style-name="T17">para la adquisición de </text:span><text:span text:style-name="T19">- 100 Poliza de Seguro para Vehiculo CHEVROLET LUD-MAX PLACA 88M-CAD AÑO 2007
<text:line-break/>- 100 Poliza de Seguro para Vehiculo JEEP GRAND CHEROKEE PLACA NAS-13X AÑO 2005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00 Poliza de Seguro para Vehiculo CHEVROLET LUD-MAX PLACA 88M-CAD AÑO 2007
<text:line-break/>- 100 Poliza de Seguro para Vehiculo JEEP GRAND CHEROKEE PLACA NAS-13X AÑO 2005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00 Poliza de Seguro para Vehiculo CHEVROLET LUD-MAX PLACA 88M-CAD AÑO 2007
<text:line-break/>- 100 Poliza de Seguro para Vehiculo JEEP GRAND CHEROKEE PLACA NAS-13X AÑO 2005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